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FC00000C880AF45056.jpg" manifest:media-type="image/jpeg"/>
  <manifest:file-entry manifest:full-path="Pictures/100000000000090000000CB4F93301D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9.4465in" draw:z-index="0"><draw:image xlink:href="Pictures/100000000000090000000CB4F93301DC.jp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6.6929in" svg:height="9.3346in" draw:z-index="1"><draw:image xlink:href="Pictures/10000000000008FC00000C880AF4505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23:04:40.066550336</meta:creation-date>
    <dc:date>2016-12-13T08:50:57.32337617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